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356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356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356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356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356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356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356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356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356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356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356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356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356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356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356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356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356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avianny Aymar
 Duarte Barri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2768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mmy Javier Duarte Cloci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6349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3.4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6" meta:non-whitespace-character-count="1007"/>
    <meta:template xlink:type="simple" xlink:actuate="onRequest" xlink:title="Normal" xlink:href=""/>
  </office:meta>
</office:document-meta>
</file>